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2000000E3A00000257B839D33D847F43D2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68.5382" calcext:value-type="float">
            <text:p>68,5382</text:p>
          </table:table-cell>
          <table:table-cell table:style-name="ce1" office:value-type="string" calcext:value-type="string">
            <text:p>-nan</text:p>
          </table:table-cell>
          <table:table-cell office:value-type="float" office:value="84.9952" calcext:value-type="float">
            <text:p>84,9952</text:p>
          </table:table-cell>
          <table:table-cell office:value-type="string" calcext:value-type="string">
            <text:p>nan</text:p>
          </table:table-cell>
          <table:table-cell office:value-type="float" office:value="92.0106" calcext:value-type="float">
            <text:p>92,0106</text:p>
          </table:table-cell>
          <table:table-cell office:value-type="float" office:value="58.9497" calcext:value-type="float">
            <text:p>58,9497</text:p>
          </table:table-cell>
          <table:table-cell office:value-type="float" office:value="94.1865" calcext:value-type="float">
            <text:p>94,1865</text:p>
          </table:table-cell>
          <table:table-cell office:value-type="float" office:value="80.6273" calcext:value-type="float">
            <text:p>80,6273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2:56:33.5890470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22:58:12.229675588</dc:date>
    <meta:editing-duration>PT36M27S</meta:editing-duration>
    <meta:editing-cycles>10</meta:editing-cycles>
    <meta:generator>LibreOffice/5.1.4.2$Linux_X86_64 LibreOffice_project/1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77216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Calidad de resultados- F1-Score</text:p>
        </chart:title>
        <chart:subtitle svg:x="5.033cm" svg:y="1.275cm" chart:style-name="ch3">
          <text:p>Tr = #imágenes de entrenamiento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994cm" svg:y="1.937cm" svg:width="14.534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71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.114cm" svg:y="5.856cm" chart:style-name="ch9">
              <text:p>F1-Scor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/>
            <chart:data-point chart:style-name="ch13"/>
            <chart:data-point chart:style-name="ch12"/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3.642cm" svg:height="0.599cm" svg:x="11.711cm" svg:y="1.349cm">
          <draw:image xlink:href="Pictures/2000002000000E3A00000257B839D33D847F43D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oja1.B2:Hoja1.J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68.5382">
                <text:p>68.5382</text:p>
                <draw:g>
                  <svg:desc>Hoja1.B3:Hoja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4.9952">
                <text:p>84.9952</text:p>
              </table:table-cell>
              <table:table-cell office:value-type="float" office:value="NaN">
                <text:p>NaN</text:p>
              </table:table-cell>
              <table:table-cell office:value-type="float" office:value="92.0106">
                <text:p>92.0106</text:p>
              </table:table-cell>
              <table:table-cell office:value-type="float" office:value="58.9497">
                <text:p>58.9497</text:p>
              </table:table-cell>
              <table:table-cell office:value-type="float" office:value="94.1865">
                <text:p>94.1865</text:p>
              </table:table-cell>
              <table:table-cell office:value-type="float" office:value="80.6273">
                <text:p>80.62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